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Ubuntu" fo:font-size="12pt" fo:font-weight="normal" officeooo:paragraph-rsid="00194dbc" style:font-size-asian="12pt" style:font-size-complex="12pt"/>
    </style:style>
    <style:style style:name="P2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194dbc" style:font-size-asian="12pt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Ubuntu" fo:font-size="24pt" fo:font-weight="bold" officeooo:paragraph-rsid="00194dbc" style:font-size-asian="24pt" style:font-weight-asian="bold" style:font-size-complex="24pt" style:font-weight-complex="bold"/>
    </style:style>
    <style:style style:name="T1" style:family="text">
      <style:text-properties officeooo:rsid="0019269f"/>
    </style:style>
    <style:style style:name="T2" style:family="text">
      <style:text-properties officeooo:rsid="001f1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D Funciones de Trenes</text:p>
      <text:p text:style-name="P1"/>
      <text:p text:style-name="P1">TAD funcTrenes (funciones del mismo tren, desde que inicia, haciendo el recorrido con toda la comunicación con cada estación, y las opciones del mismo),</text:p>
      <text:p text:style-name="P1"/>
      <text:p text:style-name="P2"><text:span text:style-name="T1">Nombre de Funciones - </text:span>Operaciones:</text:p>
      <text:p text:style-name="P1"/>
      <text:p text:style-name="P1">Estructura de datos para Trenes </text:p>
      <text:p text:style-name="P1">typedef struct{</text:p>
      <text:p text:style-name="P1"><text:s text:c="4"/>int ID;</text:p>
      <text:p text:style-name="P1"><text:s text:c="4"/>int combustible;</text:p>
      <text:p text:style-name="P1"><text:s text:c="4"/>char modelo[10];</text:p>
      <text:p text:style-name="P1"><text:s text:c="4"/>char estOrigen[max_nombre_est];</text:p>
      <text:p text:style-name="P1"><text:s text:c="4"/>char estDestino[max_nombre_est];</text:p>
      <text:p text:style-name="P1"><text:s text:c="4"/>int tiempoRestante;</text:p>
      <text:p text:style-name="P1"><text:s text:c="4"/>int migrado;</text:p>
      <text:p text:style-name="P1"><text:s text:c="4"/>int nCliente;</text:p>
      <text:p text:style-name="P1">}TREN;</text:p>
      <text:p text:style-name="P1"/>
      <text:p text:style-name="P1">TREN inicializarTren(char *arch):</text:p>
      <text:p text:style-name="P1">Funcion Inicializa el Tren con todas las variables, param char * arch puntero a, return devuelve la variable tipo Tren con toda la info cargada.</text:p>
      <text:p text:style-name="P1"/>
      <text:p text:style-name="P1">void partir(TREN tren):</text:p>
      <text:p text:style-name="P1">Funcion Dibuja el Tren y resta el tiempo, param TREN tren variable tipo tren.</text:p>
      <text:p text:style-name="P1"/>
      <text:p text:style-name="P1">void cargarCombustible(int *combustible):</text:p>
      <text:p text:style-name="P1">Funcion Carga Combustible al tren que lo solicite, param int * combustible variable para indicar cantidad.</text:p>
      <text:p text:style-name="P1"/>
      <text:p text:style-name="P1">void armarMensajeRegistrarse(TREN tren,char *mensaje):</text:p>
      <text:p text:style-name="P1">Funcion Arma en una variable el mensaje con los datos del tren, param TREN tren una variable del tipo TREN, param char * mensaje la variable del mensaje a enviar.</text:p>
      <text:p text:style-name="P1"/>
      <text:p text:style-name="P1">void armarMensajeEstadoDelTren(TREN t, char * mensaje):</text:p>
      <text:p text:style-name="P1">Funcion Arma el mensaje con el estado del tren, param TREN tren una variable del tipo TREN, param char * mensaje la variable del mensaje a enviar.</text:p>
      <text:p text:style-name="P1"/>
      <text:p text:style-name="P1"><text:span text:style-name="T2">v</text:span>oid armarMensajeExit(TREN tren, char * mensaje):</text:p>
      <text:p text:style-name="P1">Funcion Arma el mensaje para salir del programa, param TREN tren una variable del tipo TREN, param char * mensaje la variable del mensaje a enviar.</text:p>
      <text:p text:style-name="P1"/>
      <text:p text:style-name="P1">void armarMensajePartir(TREN tren ,char * mensaje):</text:p>
      <text:p text:style-name="P1">Funcion Arma el mensaje para indicarle a la estación que quiere partir el tren, param TREN tren una variable del tipo TREN, param char * mensaje la variable del mensaje a envi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19:35.174197264</meta:creation-date>
    <dc:date>2019-11-12T00:20:15.034498372</dc:date>
    <meta:editing-duration>PT40S</meta:editing-duration>
    <meta:editing-cycles>1</meta:editing-cycles>
    <meta:document-statistic meta:table-count="0" meta:image-count="0" meta:object-count="0" meta:page-count="1" meta:paragraph-count="28" meta:word-count="258" meta:character-count="1706" meta:non-whitespace-character-count="1443"/>
    <meta:generator>LibreOffice/6.0.7.3$Linux_X86_64 LibreOffice_project/00m0$Build-3</meta:generator>
  </office:meta>
</office:document-meta>
</file>